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text-align="start" style:justify-single-word="false"/>
      <style:text-properties fo:font-size="11pt" officeooo:rsid="001895e0" officeooo:paragraph-rsid="001895e0" style:font-size-asian="9.60000038146973pt" style:font-size-complex="11pt"/>
    </style:style>
    <style:style style:name="P2" style:family="paragraph" style:parent-style-name="Standard">
      <style:paragraph-properties fo:text-align="center" style:justify-single-word="false"/>
      <style:text-properties fo:font-size="21pt" officeooo:rsid="001895e0" officeooo:paragraph-rsid="001895e0" style:font-size-asian="21pt" style:font-size-complex="21pt"/>
    </style:style>
    <style:style style:name="P3" style:family="paragraph" style:parent-style-name="Standard">
      <style:paragraph-properties fo:text-align="start" style:justify-single-word="false"/>
      <style:text-properties fo:font-size="11pt" officeooo:rsid="001895e0" officeooo:paragraph-rsid="001895e0" style:font-size-asian="9.60000038146973pt" style:font-size-complex="11pt"/>
    </style:style>
    <style:style style:name="P4" style:family="paragraph" style:parent-style-name="Text_20_body" style:list-style-name="L1"/>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style style:name="P9" style:family="paragraph" style:parent-style-name="Text_20_body" style:list-style-name="L3">
      <style:paragraph-properties fo:margin-top="0cm" fo:margin-bottom="0cm" style:contextual-spacing="false"/>
    </style:style>
    <style:style style:name="P10" style:family="paragraph" style:parent-style-name="Text_20_body" style:list-style-name="L4"/>
    <style:style style:name="P11" style:family="paragraph" style:parent-style-name="Text_20_body" style:list-style-name="L4">
      <style:paragraph-properties fo:margin-top="0cm" fo:margin-bottom="0cm" style:contextual-spacing="false"/>
    </style:style>
    <style:style style:name="P12" style:family="paragraph" style:parent-style-name="Text_20_body" style:list-style-name="L5"/>
    <style:style style:name="P13" style:family="paragraph" style:parent-style-name="Text_20_body" style:list-style-name="L5">
      <style:paragraph-properties fo:margin-top="0cm" fo:margin-bottom="0cm" style:contextual-spacing="false"/>
    </style:style>
    <style:style style:name="P14" style:family="paragraph" style:parent-style-name="Text_20_body" style:list-style-name="L6"/>
    <style:style style:name="P15" style:family="paragraph" style:parent-style-name="Text_20_body" style:list-style-name="L6">
      <style:paragraph-properties fo:margin-top="0cm" fo:margin-bottom="0cm" style:contextual-spacing="false"/>
    </style:style>
    <style:style style:name="P16" style:family="paragraph" style:parent-style-name="Text_20_body" style:list-style-name="L7"/>
    <style:style style:name="P17" style:family="paragraph" style:parent-style-name="Text_20_body" style:list-style-name="L9"/>
    <style:style style:name="P18" style:family="paragraph" style:parent-style-name="Text_20_body" style:list-style-name="L9">
      <style:paragraph-properties fo:margin-top="0cm" fo:margin-bottom="0cm" style:contextual-spacing="false"/>
    </style:style>
    <style:style style:name="P19" style:family="paragraph" style:parent-style-name="Text_20_body" style:list-style-name="L10"/>
    <style:style style:name="P20" style:family="paragraph" style:parent-style-name="Text_20_body" style:list-style-name="L10">
      <style:paragraph-properties fo:margin-top="0cm" fo:margin-bottom="0cm" style:contextual-spacing="false"/>
    </style:style>
    <style:style style:name="P21" style:family="paragraph" style:parent-style-name="Text_20_body" style:list-style-name="L11"/>
    <style:style style:name="P22" style:family="paragraph" style:parent-style-name="Text_20_body" style:list-style-name="L11">
      <style:paragraph-properties fo:margin-top="0cm" fo:margin-bottom="0cm" style:contextual-spacing="false"/>
    </style:style>
    <style:style style:name="P23" style:family="paragraph" style:parent-style-name="Text_20_body" style:list-style-name="L12"/>
    <style:style style:name="P24" style:family="paragraph" style:parent-style-name="Text_20_body" style:list-style-name="L12">
      <style:paragraph-properties fo:margin-top="0cm" fo:margin-bottom="0cm" style:contextual-spacing="false"/>
    </style:style>
    <style:style style:name="P25" style:family="paragraph" style:parent-style-name="Text_20_body" style:list-style-name="L13">
      <style:paragraph-properties fo:margin-top="0cm" fo:margin-bottom="0cm" style:contextual-spacing="false"/>
    </style:style>
    <style:style style:name="P26" style:family="paragraph" style:parent-style-name="Text_20_body" style:list-style-name="L14"/>
    <style:style style:name="P27" style:family="paragraph" style:parent-style-name="Text_20_body" style:list-style-name="L14">
      <style:paragraph-properties fo:margin-top="0cm" fo:margin-bottom="0cm" style:contextual-spacing="false"/>
    </style:style>
    <style:style style:name="P28" style:family="paragraph" style:parent-style-name="Text_20_body" style:list-style-name="L15">
      <style:paragraph-properties fo:margin-top="0cm" fo:margin-bottom="0cm" style:contextual-spacing="false"/>
    </style:style>
    <style:style style:name="P29" style:family="paragraph" style:parent-style-name="Text_20_body" style:list-style-name="L16"/>
    <style:style style:name="P30" style:family="paragraph" style:parent-style-name="Text_20_body" style:list-style-name="L16">
      <style:paragraph-properties fo:margin-top="0cm" fo:margin-bottom="0cm" style:contextual-spacing="false"/>
    </style:style>
    <style:style style:name="P31" style:family="paragraph" style:parent-style-name="Text_20_body" style:list-style-name="L17"/>
    <style:style style:name="P32" style:family="paragraph" style:parent-style-name="Text_20_body" style:list-style-name="L17">
      <style:paragraph-properties fo:margin-top="0cm" fo:margin-bottom="0cm" style:contextual-spacing="false"/>
    </style:style>
    <style:style style:name="P33" style:family="paragraph" style:parent-style-name="Text_20_body" style:list-style-name="L18"/>
    <style:style style:name="P34" style:family="paragraph" style:parent-style-name="Text_20_body" style:list-style-name="L18">
      <style:paragraph-properties fo:margin-top="0cm" fo:margin-bottom="0cm" style:contextual-spacing="false"/>
    </style:style>
    <style:style style:name="P35" style:family="paragraph" style:parent-style-name="Text_20_body" style:list-style-name="L20"/>
    <style:style style:name="P36" style:family="paragraph" style:parent-style-name="Text_20_body" style:list-style-name="L20">
      <style:paragraph-properties fo:margin-top="0cm" fo:margin-bottom="0cm" style:contextual-spacing="false"/>
    </style:style>
    <style:style style:name="P37" style:family="paragraph" style:parent-style-name="Text_20_body" style:list-style-name="L21"/>
    <style:style style:name="P38" style:family="paragraph" style:parent-style-name="Text_20_body" style:list-style-name="L21">
      <style:paragraph-properties fo:margin-top="0cm" fo:margin-bottom="0cm" style:contextual-spacing="false"/>
    </style:style>
    <style:style style:name="P39" style:family="paragraph" style:parent-style-name="Text_20_body" style:list-style-name="L22"/>
    <style:style style:name="P40" style:family="paragraph" style:parent-style-name="Text_20_body" style:list-style-name="L22">
      <style:text-properties officeooo:paragraph-rsid="001cd7bd"/>
    </style:style>
    <style:style style:name="P41" style:family="paragraph" style:parent-style-name="Text_20_body" style:list-style-name="L24">
      <style:paragraph-properties fo:margin-top="0cm" fo:margin-bottom="0cm" style:contextual-spacing="false"/>
    </style:style>
    <style:style style:name="T1" style:family="text">
      <style:text-properties fo:font-size="14pt" style:font-size-asian="14pt" style:font-size-complex="14pt"/>
    </style:style>
    <style:style style:name="T2" style:family="text">
      <style:text-properties officeooo:rsid="001bdec1"/>
    </style:style>
    <style:style style:name="T3" style:family="text">
      <style:text-properties officeooo:rsid="001cd7bd"/>
    </style:style>
    <style:style style:name="T4" style:family="text">
      <style:text-properties fo:font-size="24pt" style:font-size-asian="24pt" style:font-size-complex="24pt"/>
    </style:style>
    <style:style style:name="T5" style:family="text">
      <style:text-properties fo:font-size="22pt" style:font-size-asian="22pt" style:font-size-complex="22pt"/>
    </style:style>
    <style:style style:name="T6" style:family="text">
      <style:text-properties fo:font-size="20pt" style:font-size-asian="20pt" style:font-size-complex="20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ÈGLE DE GESTION DE GREEN VILLAGE</text:p>
      <text:p text:style-name="P2"/>
      <text:h text:style-name="P1" text:outline-level="3"><text:span text:style-name="T1">1. </text:span><text:span text:style-name="Strong_20_Emphasis"><text:span text:style-name="T1">Entités et Attributs</text:span></text:span></text:h>
      <text:list text:style-name="L1">
        <text:list-item>
          <text:p text:style-name="P5"><text:span text:style-name="Strong_20_Emphasis">Produit</text:span> : Chaque produit doit avoir un identifiant unique, un libellé court, un libellé long, une référence fournisseur, un prix d'achat, une photo, et être associé à une Rubrique/SousRubrique.</text:p>
        </text:list-item>
        <text:list-item>
          <text:p text:style-name="P5"><text:span text:style-name="Strong_20_Emphasis">Fournisseur</text:span> : Chaque fournisseur doit être identifié de manière unique et doit avoir l'exclusivité sur les produits qu'il fournit.</text:p>
        </text:list-item>
        <text:list-item>
          <text:p text:style-name="P5"><text:span text:style-name="Strong_20_Emphasis">Client</text:span> : Chaque client (Particulier ou Professionnel) doit avoir une référence unique, un coefficient de prix, et un commercial attribué.</text:p>
        </text:list-item>
        <text:list-item>
          <text:p text:style-name="P5"><text:span text:style-name="Strong_20_Emphasis">Commande</text:span> : Une commande doit contenir un identifiant unique, une référence client, une date de commande, et l'état de la commande (en cours, expédiée, partiellement expédiée).</text:p>
        </text:list-item>
        <text:list-item>
          <text:p text:style-name="P5"><text:span text:style-name="Strong_20_Emphasis">Facture</text:span> : Chaque facture doit être liée à une commande et inclure des informations telles que le total, les réductions appliquées, et les conditions de paiement.</text:p>
        </text:list-item>
        <text:list-item>
          <text:p text:style-name="P4"><text:span text:style-name="Strong_20_Emphasis">Bon de livraison</text:span> : Lié à une commande, il doit inclure les détails de la livraison (adresse de livraison, date).</text:p>
        </text:list-item>
      </text:list>
      <text:h text:style-name="Heading_20_3" text:outline-level="3">2. <text:span text:style-name="Strong_20_Emphasis">Relations</text:span></text:h>
      <text:list text:style-name="L2">
        <text:list-item>
          <text:p text:style-name="P7"><text:span text:style-name="Strong_20_Emphasis">Produit-Fournisseur</text:span> : Relation 1:N où chaque produit est fourni par un unique fournisseur.</text:p>
        </text:list-item>
        <text:list-item>
          <text:p text:style-name="P7"><text:span text:style-name="Strong_20_Emphasis">Client-Commande</text:span> : Relation 1:N, chaque client peut passer plusieurs commandes.</text:p>
        </text:list-item>
        <text:list-item>
          <text:p text:style-name="P7"><text:span text:style-name="Strong_20_Emphasis">Commande-Bon de Livraison</text:span> : Relation 1:N, une commande peut être associée à plusieurs bons de livraison.</text:p>
        </text:list-item>
        <text:list-item>
          <text:p text:style-name="P6"><text:span text:style-name="Strong_20_Emphasis">Commande-Facture</text:span> : Relation 1:1, chaque commande est associée à une facture unique.</text:p>
        </text:list-item>
      </text:list>
      <text:h text:style-name="Heading_20_3" text:outline-level="3">3. <text:span text:style-name="Strong_20_Emphasis">Règles de Gestion des Commandes</text:span></text:h>
      <text:list text:style-name="L3">
        <text:list-item>
          <text:p text:style-name="P9">Une commande peut être expédiée en plusieurs livraisons partielles, mais une facture unique doit couvrir l’ensemble de la commande.</text:p>
        </text:list-item>
        <text:list-item>
          <text:p text:style-name="P9">Pour les clients particuliers, le paiement doit être effectué à la commande.</text:p>
        </text:list-item>
        <text:list-item>
          <text:p text:style-name="P8">Pour les clients professionnels, le paiement peut être différé.</text:p>
        </text:list-item>
      </text:list>
      <text:h text:style-name="Heading_20_3" text:outline-level="3">4. <text:span text:style-name="Strong_20_Emphasis">Gestion des Prix et Réductions</text:span></text:h>
      <text:list text:style-name="L4">
        <text:list-item>
          <text:p text:style-name="P11">Le prix de vente est calculé à partir du prix d'achat avec un coefficient appliqué selon le type de client.</text:p>
        </text:list-item>
        <text:list-item>
          <text:p text:style-name="P10">Des réductions spécifiques peuvent être appliquées aux commandes des clients professionnels.</text:p>
        </text:list-item>
      </text:list>
      <text:h text:style-name="Heading_20_3" text:outline-level="3">5. <text:span text:style-name="Strong_20_Emphasis">Catalogue et Produits</text:span></text:h>
      <text:list text:style-name="L5">
        <text:list-item>
          <text:p text:style-name="P13">Les produits doivent être organisés en Rubrique/SousRubrique, avec des possibilités de mise à jour par le service de gestion des produits.</text:p>
        </text:list-item>
        <text:list-item>
          <text:p text:style-name="P12">Les produits doivent pouvoir être activés ou désactivés pour publication dans le catalogue.</text:p>
        </text:list-item>
      </text:list>
      <text:h text:style-name="Heading_20_3" text:outline-level="3"><text:soft-page-break/>6. <text:span text:style-name="Strong_20_Emphasis">Gestion des Utilisateurs</text:span></text:h>
      <text:list text:style-name="L6">
        <text:list-item>
          <text:p text:style-name="P15">Les clients particuliers doivent pouvoir s’inscrire, se connecter, et gérer leur profil via le site web et l’application mobile.</text:p>
        </text:list-item>
        <text:list-item>
          <text:p text:style-name="P14">L’historique des commandes doit être consultable par les clients.</text:p>
        </text:list-item>
      </text:list>
      <text:h text:style-name="Heading_20_3" text:outline-level="3">7. <text:span text:style-name="Strong_20_Emphasis">Conservation et Archivage</text:span></text:h>
      <text:list text:style-name="L7">
        <text:list-item>
          <text:p text:style-name="P16">Les commandes et documents associés doivent être conservés pendant une période de trois ans.</text:p>
        </text:list-item>
      </text:list>
      <text:h text:style-name="Heading_20_3" text:outline-level="3"><text:span text:style-name="T3">8</text:span>. <text:span text:style-name="Strong_20_Emphasis">Accès à l'Historique des Achats</text:span></text:h>
      <text:list xml:id="list4138828885" text:style-name="L22">
        <text:list-item>
          <text:p text:style-name="P39"><text:span text:style-name="Strong_20_Emphasis">Consultation par les utilisateurs</text:span> : Les clients (particuliers et professionnels) doivent pouvoir accéder à l'historique de leurs achats via leur espace personnel sur le site ou l'application mobile.</text:p>
        </text:list-item>
        <text:list-item>
          <text:p text:style-name="P40">Les documents de commande, bon de livraison, et factures doivent contenir toutes les informations légales obligatoires.</text:p>
        </text:list-item>
        <text:list-item>
          <text:p text:style-name="P40"><text:span text:style-name="Strong_20_Emphasis">Détails des commandes</text:span> : Chaque entrée dans l'historique doit inclure le numéro de commande, la date de commande, le statut (en cours, expédiée, partiellement expédiée), le montant total, et les produits commandés (référence, nom, quantité).</text:p>
        </text:list-item>
        <text:list-item text:style-override="L24">
          <text:p text:style-name="P41"><text:span text:style-name="Strong_20_Emphasis">Factures et bons de livraison</text:span> : Les utilisateurs doivent pouvoir télécharger les factures et bons de livraison associés à chaque commande.</text:p>
        </text:list-item>
      </text:list>
      <text:h text:style-name="P1" text:outline-level="3"><text:span text:style-name="T1">9. </text:span><text:span text:style-name="Strong_20_Emphasis"><text:span text:style-name="T1">Gestion des Stocks</text:span></text:span></text:h>
      <text:list text:style-name="L9">
        <text:list-item>
          <text:p text:style-name="P18">Chaque produit doit avoir un niveau de stock qui est mis à jour après chaque commande.</text:p>
        </text:list-item>
        <text:list-item>
          <text:p text:style-name="P17">Un seuil de stock minimal peut être défini pour chaque produit, et une alerte doit être générée lorsqu’il est atteint.</text:p>
        </text:list-item>
      </text:list>
      <text:h text:style-name="Heading_20_3" text:outline-level="3">10. <text:span text:style-name="Strong_20_Emphasis">Gestion des Catégories de Produits</text:span></text:h>
      <text:list text:style-name="L10">
        <text:list-item>
          <text:p text:style-name="P20">Une hiérarchie des catégories (Rubrique/SousRubrique) doit être maintenue, permettant aux utilisateurs de naviguer efficacement dans le catalogue.</text:p>
        </text:list-item>
        <text:list-item>
          <text:p text:style-name="P19">Les catégories doivent pouvoir être ajoutées, modifiées ou supprimées sans affecter les produits déjà en stock.</text:p>
        </text:list-item>
      </text:list>
      <text:h text:style-name="Heading_20_3" text:outline-level="3">11. <text:span text:style-name="Strong_20_Emphasis">Gestion des Adresses</text:span></text:h>
      <text:list text:style-name="L11">
        <text:list-item>
          <text:p text:style-name="P22">Chaque client doit pouvoir enregistrer plusieurs adresses de livraison et de facturation.</text:p>
        </text:list-item>
        <text:list-item>
          <text:p text:style-name="P21">Une adresse principale doit être désignée pour la facturation et la livraison par défaut.</text:p>
        </text:list-item>
      </text:list>
      <text:h text:style-name="Heading_20_3" text:outline-level="3">12. <text:span text:style-name="Strong_20_Emphasis">Gestion des Règlements</text:span></text:h>
      <text:list text:style-name="L12">
        <text:list-item>
          <text:p text:style-name="P24">Les informations concernant le mode de règlement (carte de crédit, virement, chèque) doivent être enregistrées pour chaque commande.</text:p>
        </text:list-item>
        <text:list-item>
          <text:p text:style-name="P23">Les délais de paiement pour les clients professionnels doivent être suivis, avec des rappels automatiques en cas de retard.</text:p>
        </text:list-item>
      </text:list>
      <text:h text:style-name="Heading_20_3" text:outline-level="3"><text:soft-page-break/>1<text:span text:style-name="T2">3</text:span>. <text:span text:style-name="Strong_20_Emphasis">Suivi de la Satisfaction Client</text:span></text:h>
      <text:list text:style-name="L14">
        <text:list-item>
          <text:p text:style-name="P27">Un système de notation et de commentaires peut être intégré pour chaque produit, permettant aux clients de laisser des avis après leur achat.</text:p>
        </text:list-item>
        <text:list-item>
          <text:p text:style-name="P26">Un système de gestion des retours et réclamations doit être en place pour traiter les retours de produits ou les plaintes des clients.</text:p>
        </text:list-item>
      </text:list>
      <text:h text:style-name="Heading_20_3" text:outline-level="3">1<text:span text:style-name="T2">4</text:span>. <text:span text:style-name="Strong_20_Emphasis">Gestion des Accès et Rôles</text:span></text:h>
      <text:list text:style-name="L16">
        <text:list-item>
          <text:p text:style-name="P30">Les accès au système de gestion doivent être contrôlés par des rôles et des permissions spécifiques (ex. : gestionnaire de produit, commercial, administrateur).</text:p>
        </text:list-item>
        <text:list-item>
          <text:p text:style-name="P29">Les employés ne doivent avoir accès qu'aux données nécessaires à leur fonction.</text:p>
        </text:list-item>
      </text:list>
      <text:h text:style-name="Heading_20_3" text:outline-level="3">1<text:span text:style-name="T2">5</text:span>. <text:span text:style-name="Strong_20_Emphasis">Reporting et Analyses</text:span></text:h>
      <text:list text:style-name="L17">
        <text:list-item>
          <text:p text:style-name="P32">Des rapports automatisés doivent être générés pour analyser les ventes, les performances des produits et la satisfaction client.</text:p>
        </text:list-item>
        <text:list-item>
          <text:p text:style-name="P31">Les données doivent être disponibles pour des analyses historiques et pour prévoir les tendances futures.</text:p>
        </text:list-item>
      </text:list>
      <text:h text:style-name="Heading_20_3" text:outline-level="3">1<text:span text:style-name="T2">6</text:span>. <text:span text:style-name="Strong_20_Emphasis">Conformité et Sécurité des Données</text:span></text:h>
      <text:list text:style-name="L18">
        <text:list-item>
          <text:p text:style-name="P34">Toutes les données clients doivent être traitées conformément aux régulations en vigueur sur la protection des données (ex. : RGPD).</text:p>
        </text:list-item>
        <text:list-item>
          <text:p text:style-name="P33">Des sauvegardes régulières des données doivent être effectuées pour assurer la récupération en cas de sinistre.</text:p>
        </text:list-item>
      </text:list>
      <text:h text:style-name="Heading_20_3" text:outline-level="3">1<text:span text:style-name="T2">7</text:span>. <text:span text:style-name="Strong_20_Emphasis">Création et Gestion du Panier</text:span></text:h>
      <text:list text:style-name="L20">
        <text:list-item>
          <text:p text:style-name="P36"><text:span text:style-name="Strong_20_Emphasis">Panier temporaire</text:span> : Un panier est créé pour chaque utilisateur (connecté ou non) dès qu’il ajoute un produit.</text:p>
        </text:list-item>
        <text:list-item>
          <text:p text:style-name="P35"><text:span text:style-name="Strong_20_Emphasis">Panier persistant</text:span> : Si un utilisateur connecté quitte le site sans valider sa commande, le contenu de son panier est sauvegardé et restauré lors de sa prochaine connexion.</text:p>
        </text:list-item>
      </text:list>
      <text:list text:style-name="L21">
        <text:list-item>
          <text:p text:style-name="P38"><text:span text:style-name="Strong_20_Emphasis">Ajout de produits</text:span> : Un utilisateur peut ajouter un ou plusieurs produits au panier. Si un produit est déjà dans le panier, la quantité est mise à jour.</text:p>
        </text:list-item>
        <text:list-item>
          <text:p text:style-name="P37"><text:span text:style-name="Strong_20_Emphasis">Suppression de produits</text:span> : Un utilisateur peut retirer des produits du panier ou vider complètement le panier.</text:p>
        </text:list-item>
      </text:list>
      <text:p text:style-name="Text_20_body"/>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6T09:07:04.753372642</meta:creation-date>
    <dc:date>2025-01-16T09:33:09.039474176</dc:date>
    <meta:editing-duration>PT26M3S</meta:editing-duration>
    <meta:editing-cycles>4</meta:editing-cycles>
    <meta:generator>LibreOffice/24.2.7.2$Linux_X86_64 LibreOffice_project/420$Build-2</meta:generator>
    <meta:document-statistic meta:table-count="0" meta:image-count="0" meta:object-count="0" meta:page-count="3" meta:paragraph-count="62" meta:word-count="943" meta:character-count="5927" meta:non-whitespace-character-count="5090"/>
  </office:meta>
</office:document-meta>
</file>